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 PL KaitiM Big5" svg:font-family="'AR PL KaitiM Big5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0.4256in"/>
    </style:style>
    <style:style style:name="co4" style:family="table-column">
      <style:table-column-properties fo:break-before="auto" style:column-width="0.4043in"/>
    </style:style>
    <style:style style:name="co5" style:family="table-column">
      <style:table-column-properties fo:break-before="auto" style:column-width="0.6382in"/>
    </style:style>
    <style:style style:name="co6" style:family="table-column">
      <style:table-column-properties fo:break-before="auto" style:column-width="0.7874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4783in"/>
    </style:style>
    <style:style style:name="co9" style:family="table-column">
      <style:table-column-properties fo:break-before="auto" style:column-width="0.5535in"/>
    </style:style>
    <style:style style:name="co10" style:family="table-column">
      <style:table-column-properties fo:break-before="auto" style:column-width="0.5in"/>
    </style:style>
    <style:style style:name="co11" style:family="table-column">
      <style:table-column-properties fo:break-before="auto" style:column-width="0.372in"/>
    </style:style>
    <style:style style:name="co12" style:family="table-column">
      <style:table-column-properties fo:break-before="auto" style:column-width="0.6063in"/>
    </style:style>
    <style:style style:name="co13" style:family="table-column">
      <style:table-column-properties fo:break-before="auto" style:column-width="0.5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0"/>
    <style:style style:name="ce9" style:family="table-cell" style:parent-style-name="Default">
      <style:text-properties style:font-name="Arial1"/>
    </style:style>
    <style:style style:name="ce10" style:family="table-cell" style:parent-style-name="Default" style:data-style-name="N122">
      <style:text-properties fo:font-weight="bold" style:font-weight-asian="bold" style:font-weight-complex="bold"/>
    </style:style>
    <style:style style:name="ce11" style:family="table-cell" style:parent-style-name="Default" style:data-style-name="N122"/>
    <style:style style:name="gr1" style:family="graphic">
      <style:graphic-properties draw:ole-draw-aspect="1"/>
    </style:style>
    <style:style style:name="T1" style:family="text">
      <style:text-properties style:font-name="Arial1"/>
    </style:style>
  </office:automatic-styles>
  <office:body>
    <office:spreadsheet>
      <table:table table:name="Normal" table:style-name="ta1">
        <table:shapes>
          <draw:frame draw:z-index="0" draw:style-name="gr1" svg:width="6.2988in" svg:height="3.5429in" svg:x="4.3886in" svg:y="0.1744in">
            <draw:object draw:notify-on-update-of-ranges="Normal.E1:Normal.E1 Normal.E2:Normal.E12 Normal.F1:Normal.F1 Normal.F2:Normal.F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Parameters:</text:p>
          </table:table-cell>
          <table:table-cell table:style-name="ce1"/>
          <table:table-cell table:style-name="ce2"/>
          <table:table-cell table:style-name="ce2" office:value-type="string">
            <text:p>Index</text:p>
          </table:table-cell>
          <table:table-cell table:style-name="ce2" office:value-type="string">
            <text:p>x</text:p>
          </table:table-cell>
          <table:table-cell table:style-name="ce5" office:value-type="string">
            <text:p>Normal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Mean</text:p>
          </table:table-cell>
          <table:table-cell table:style-name="ce3"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table:formula="of:=[.$B$10]+[.$B$11]*[.D2]" office:value-type="float" office:value="65">
            <text:p>65</text:p>
          </table:table-cell>
          <table:table-cell table:formula="of:=NORMDIST([.E2];[.$B$2];[.$B$3];0)" office:value-type="percentage" office:value="0.0215963866052752">
            <text:p>2.16%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D</text:p>
          </table:table-cell>
          <table:table-cell table:style-name="ce3" office:value-type="float" office:value="2.5">
            <text:p>2.5</text:p>
          </table:table-cell>
          <table:table-cell/>
          <table:table-cell office:value-type="float" office:value="1">
            <text:p>1</text:p>
          </table:table-cell>
          <table:table-cell table:formula="of:=[.$B$10]+[.$B$11]*[.D3]" office:value-type="float" office:value="66">
            <text:p>66</text:p>
          </table:table-cell>
          <table:table-cell table:formula="of:=NORMDIST([.E3];[.$B$2];[.$B$3];0)" office:value-type="percentage" office:value="0.0443683338717822">
            <text:p>4.44%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formula="of:=[.$B$10]+[.$B$11]*[.D4]" office:value-type="float" office:value="67">
            <text:p>67</text:p>
          </table:table-cell>
          <table:table-cell table:formula="of:=NORMDIST([.E4];[.$B$2];[.$B$3];0)" office:value-type="percentage" office:value="0.0776744219932852">
            <text:p>7.77%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For plotting:</text:p>
          </table:table-cell>
          <table:table-cell table:style-name="ce4"/>
          <table:table-cell/>
          <table:table-cell office:value-type="float" office:value="3">
            <text:p>3</text:p>
          </table:table-cell>
          <table:table-cell table:formula="of:=[.$B$10]+[.$B$11]*[.D5]" office:value-type="float" office:value="68">
            <text:p>68</text:p>
          </table:table-cell>
          <table:table-cell table:formula="of:=NORMDIST([.E5];[.$B$2];[.$B$3];0)" office:value-type="percentage" office:value="0.115876621104593">
            <text:p>11.59%</text:p>
          </table:table-cell>
          <table:table-cell table:number-columns-repeated="1018"/>
        </table:table-row>
        <table:table-row table:style-name="ro1">
          <table:table-cell office:value-type="string">
            <text:p>width (#sds):</text:p>
          </table:table-cell>
          <table:table-cell table:style-name="ce3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formula="of:=[.$B$10]+[.$B$11]*[.D6]" office:value-type="float" office:value="69">
            <text:p>69</text:p>
          </table:table-cell>
          <table:table-cell table:formula="of:=NORMDIST([.E6];[.$B$2];[.$B$3];0)" office:value-type="percentage" office:value="0.147308056121329">
            <text:p>14.73%</text:p>
          </table:table-cell>
          <table:table-cell table:number-columns-repeated="1018"/>
        </table:table-row>
        <table:table-row table:style-name="ro1">
          <table:table-cell office:value-type="string">
            <text:p>num bars:</text:p>
          </table:table-cell>
          <table:table-cell table:style-name="ce3"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formula="of:=[.$B$10]+[.$B$11]*[.D7]" office:value-type="float" office:value="70">
            <text:p>70</text:p>
          </table:table-cell>
          <table:table-cell table:formula="of:=NORMDIST([.E7];[.$B$2];[.$B$3];0)" office:value-type="percentage" office:value="0.159576912160573">
            <text:p>15.96%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formula="of:=[.$B$10]+[.$B$11]*[.D8]" office:value-type="float" office:value="71">
            <text:p>71</text:p>
          </table:table-cell>
          <table:table-cell table:formula="of:=NORMDIST([.E8];[.$B$2];[.$B$3];0)" office:value-type="percentage" office:value="0.147308056121329">
            <text:p>14.73%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erived (don't edit):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[.$B$10]+[.$B$11]*[.D9]" office:value-type="float" office:value="72">
            <text:p>72</text:p>
          </table:table-cell>
          <table:table-cell table:formula="of:=NORMDIST([.E9];[.$B$2];[.$B$3];0)" office:value-type="percentage" office:value="0.115876621104593">
            <text:p>11.59%</text:p>
          </table:table-cell>
          <table:table-cell table:number-columns-repeated="1018"/>
        </table:table-row>
        <table:table-row table:style-name="ro1">
          <table:table-cell office:value-type="string">
            <text:p>Min:</text:p>
          </table:table-cell>
          <table:table-cell table:formula="of:=[.B2]-[.B6]*[.B3]" office:value-type="float" office:value="65">
            <text:p>65</text:p>
          </table:table-cell>
          <table:table-cell/>
          <table:table-cell office:value-type="float" office:value="8">
            <text:p>8</text:p>
          </table:table-cell>
          <table:table-cell table:formula="of:=[.$B$10]+[.$B$11]*[.D10]" office:value-type="float" office:value="73">
            <text:p>73</text:p>
          </table:table-cell>
          <table:table-cell table:formula="of:=NORMDIST([.E10];[.$B$2];[.$B$3];0)" office:value-type="percentage" office:value="0.0776744219932852">
            <text:p>7.77%</text:p>
          </table:table-cell>
          <table:table-cell table:number-columns-repeated="1018"/>
        </table:table-row>
        <table:table-row table:style-name="ro1">
          <table:table-cell office:value-type="string">
            <text:p>Bar width:</text:p>
          </table:table-cell>
          <table:table-cell table:formula="of:=[.B6]*2*[.B3]/[.B7]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formula="of:=[.$B$10]+[.$B$11]*[.D11]" office:value-type="float" office:value="74">
            <text:p>74</text:p>
          </table:table-cell>
          <table:table-cell table:formula="of:=NORMDIST([.E11];[.$B$2];[.$B$3];0)" office:value-type="percentage" office:value="0.0443683338717822">
            <text:p>4.44%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$B$10]+[.$B$11]*[.D12]" office:value-type="float" office:value="75">
            <text:p>75</text:p>
          </table:table-cell>
          <table:table-cell table:formula="of:=NORMDIST([.E12];[.$B$2];[.$B$3];0)" office:value-type="percentage" office:value="0.0215963866052752">
            <text:p>2.16%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form" table:style-name="ta1">
        <table:shapes>
          <draw:frame draw:z-index="0" draw:style-name="gr1" svg:width="6.2988in" svg:height="3.5429in" svg:x="4.4268in" svg:y="0.1953in">
            <draw:object draw:notify-on-update-of-ranges="Uniform.E1:Uniform.E1 Uniform.E2:Uniform.E16 Uniform.F1:Uniform.F1 Uniform.F2:Uniform.F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8"/>
        <table:table-row table:style-name="ro1">
          <table:table-cell table:style-name="ce1" office:value-type="string">
            <text:p>Parameters:</text:p>
          </table:table-cell>
          <table:table-cell table:style-name="ce1"/>
          <table:table-cell/>
          <table:table-cell table:style-name="ce2" office:value-type="string">
            <text:p>Inde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Uniform</text:p>
          </table:table-cell>
        </table:table-row>
        <table:table-row table:style-name="ro1">
          <table:table-cell office:value-type="string">
            <text:p>Min (a)</text:p>
          </table:table-cell>
          <table:table-cell table:style-name="ce3" office:value-type="float" office:value="10">
            <text:p>10</text:p>
          </table:table-cell>
          <table:table-cell/>
          <table:table-cell office:value-type="float" office:value="-2">
            <text:p>-2</text:p>
          </table:table-cell>
          <table:table-cell table:formula="of:=[.$B$2]+[.$B$10]*[.D2]" office:value-type="float" office:value="8">
            <text:p>8</text:p>
          </table:table-cell>
          <table:table-cell office:value-type="percentage" office:value="0">
            <text:p>0%</text:p>
          </table:table-cell>
        </table:table-row>
        <table:table-row table:style-name="ro1">
          <table:table-cell office:value-type="string">
            <text:p>Max (b)</text:p>
          </table:table-cell>
          <table:table-cell table:style-name="ce3" office:value-type="float" office:value="20">
            <text:p>20</text:p>
          </table:table-cell>
          <table:table-cell/>
          <table:table-cell office:value-type="float" office:value="-1">
            <text:p>-1</text:p>
          </table:table-cell>
          <table:table-cell table:formula="of:=[.$B$2]+[.$B$10]*[.D3]" office:value-type="float" office:value="9">
            <text:p>9</text:p>
          </table:table-cell>
          <table:table-cell office:value-type="percentage" office:value="0">
            <text:p>0%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formula="of:=[.$B$2]+[.$B$10]*[.D4]" office:value-type="float" office:value="10">
            <text:p>10</text:p>
          </table:table-cell>
          <table:table-cell table:formula="of:=1/([.$B$3]-[.$B$2])" office:value-type="percentage" office:value="0.1">
            <text:p>10%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$B$2]+[.$B$10]*[.D5]" office:value-type="float" office:value="11">
            <text:p>11</text:p>
          </table:table-cell>
          <table:table-cell table:formula="of:=1/([.$B$3]-[.$B$2])" office:value-type="percentage" office:value="0.1">
            <text:p>10%</text:p>
          </table:table-cell>
        </table:table-row>
        <table:table-row table:style-name="ro1">
          <table:table-cell table:style-name="ce1" office:value-type="string">
            <text:p>For plotting:</text:p>
          </table:table-cell>
          <table:table-cell table:style-name="ce4"/>
          <table:table-cell/>
          <table:table-cell office:value-type="float" office:value="2">
            <text:p>2</text:p>
          </table:table-cell>
          <table:table-cell table:formula="of:=[.$B$2]+[.$B$10]*[.D6]" office:value-type="float" office:value="12">
            <text:p>12</text:p>
          </table:table-cell>
          <table:table-cell table:formula="of:=1/([.$B$3]-[.$B$2])" office:value-type="percentage" office:value="0.1">
            <text:p>10%</text:p>
          </table:table-cell>
        </table:table-row>
        <table:table-row table:style-name="ro1">
          <table:table-cell office:value-type="string">
            <text:p>Num bars:</text:p>
          </table:table-cell>
          <table:table-cell table:style-name="ce3"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table:formula="of:=[.$B$2]+[.$B$10]*[.D7]" office:value-type="float" office:value="13">
            <text:p>13</text:p>
          </table:table-cell>
          <table:table-cell table:formula="of:=1/([.$B$3]-[.$B$2])" office:value-type="percentage" office:value="0.1">
            <text:p>10%</text:p>
          </table:table-cell>
        </table:table-row>
        <table:table-row table:style-name="ro1">
          <table:table-cell/>
          <table:table-cell table:style-name="ce7"/>
          <table:table-cell/>
          <table:table-cell office:value-type="float" office:value="4">
            <text:p>4</text:p>
          </table:table-cell>
          <table:table-cell table:formula="of:=[.$B$2]+[.$B$10]*[.D8]" office:value-type="float" office:value="14">
            <text:p>14</text:p>
          </table:table-cell>
          <table:table-cell table:formula="of:=1/([.$B$3]-[.$B$2])" office:value-type="percentage" office:value="0.1">
            <text:p>10%</text:p>
          </table:table-cell>
        </table:table-row>
        <table:table-row table:style-name="ro1">
          <table:table-cell table:style-name="ce1" office:value-type="string">
            <text:p>Derived (don't edit):</text:p>
          </table:table-cell>
          <table:table-cell table:style-name="ce4"/>
          <table:table-cell/>
          <table:table-cell office:value-type="float" office:value="5">
            <text:p>5</text:p>
          </table:table-cell>
          <table:table-cell table:formula="of:=[.$B$2]+[.$B$10]*[.D9]" office:value-type="float" office:value="15">
            <text:p>15</text:p>
          </table:table-cell>
          <table:table-cell table:formula="of:=1/([.$B$3]-[.$B$2])" office:value-type="percentage" office:value="0.1">
            <text:p>10%</text:p>
          </table:table-cell>
        </table:table-row>
        <table:table-row table:style-name="ro1">
          <table:table-cell office:value-type="string">
            <text:p>Bar width:</text:p>
          </table:table-cell>
          <table:table-cell table:formula="of:=([.B3]-[.B2])/[.B7]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formula="of:=[.$B$2]+[.$B$10]*[.D10]" office:value-type="float" office:value="16">
            <text:p>16</text:p>
          </table:table-cell>
          <table:table-cell table:formula="of:=1/([.$B$3]-[.$B$2])" office:value-type="percentage" office:value="0.1">
            <text:p>10%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formula="of:=[.$B$2]+[.$B$10]*[.D11]" office:value-type="float" office:value="17">
            <text:p>17</text:p>
          </table:table-cell>
          <table:table-cell table:formula="of:=1/([.$B$3]-[.$B$2])" office:value-type="percentage" office:value="0.1">
            <text:p>10%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[.$B$2]+[.$B$10]*[.D12]" office:value-type="float" office:value="18">
            <text:p>18</text:p>
          </table:table-cell>
          <table:table-cell table:formula="of:=1/([.$B$3]-[.$B$2])" office:value-type="percentage" office:value="0.1">
            <text:p>10%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formula="of:=[.$B$2]+[.$B$10]*[.D13]" office:value-type="float" office:value="19">
            <text:p>19</text:p>
          </table:table-cell>
          <table:table-cell table:formula="of:=1/([.$B$3]-[.$B$2])" office:value-type="percentage" office:value="0.1">
            <text:p>10%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$B$2]+[.$B$10]*[.D14]" office:value-type="float" office:value="20">
            <text:p>20</text:p>
          </table:table-cell>
          <table:table-cell table:formula="of:=1/([.$B$3]-[.$B$2])" office:value-type="percentage" office:value="0.1">
            <text:p>10%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formula="of:=[.$B$2]+[.$B$10]*[.D15]" office:value-type="float" office:value="21">
            <text:p>21</text:p>
          </table:table-cell>
          <table:table-cell office:value-type="percentage" office:value="0">
            <text:p>0%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formula="of:=[.$B$2]+[.$B$10]*[.D16]" office:value-type="float" office:value="22">
            <text:p>22</text:p>
          </table:table-cell>
          <table:table-cell office:value-type="percentage" office:value="0">
            <text:p>0%</text:p>
          </table:table-cell>
        </table:table-row>
      </table:table>
      <table:table table:name="Exponential" table:style-name="ta1">
        <table:shapes>
          <draw:frame draw:z-index="0" draw:style-name="gr1" svg:width="6.2988in" svg:height="3.5429in" svg:x="5.2886in" svg:y="0.3516in">
            <draw:object draw:notify-on-update-of-ranges="Exponential.E1:Exponential.E1 Exponential.E2:Exponential.E21 Exponential.F1:Exponential.F1 Exponential.F2:Exponential.F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ce11"/>
        <table:table-column table:style-name="co12" table:default-cell-style-name="ce6"/>
        <table:table-column table:style-name="co13" table:default-cell-style-name="ce6"/>
        <table:table-row table:style-name="ro1">
          <table:table-cell table:style-name="ce1" office:value-type="string">
            <text:p>Parameters:</text:p>
          </table:table-cell>
          <table:table-cell table:number-columns-repeated="2"/>
          <table:table-cell table:style-name="ce2" office:value-type="string">
            <text:p>Index</text:p>
          </table:table-cell>
          <table:table-cell table:style-name="ce10" office:value-type="string">
            <text:p>x</text:p>
          </table:table-cell>
          <table:table-cell table:style-name="ce5" office:value-type="string">
            <text:p>Density</text:p>
          </table:table-cell>
          <table:table-cell table:style-name="ce5" office:value-type="string">
            <text:p>Cumul</text:p>
          </table:table-cell>
        </table:table-row>
        <table:table-row table:style-name="ro1">
          <table:table-cell office:value-type="string">
            <text:p>Mean (1/<text:span text:style-name="T1">λ):</text:span></text:p>
          </table:table-cell>
          <table:table-cell table:style-name="ce3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formula="of:=[.$B$12]*[.D2]" office:value-type="float" office:value="2.5">
            <text:p>2.5</text:p>
          </table:table-cell>
          <table:table-cell table:formula="of:=EXPONDIST([.E2];[.$B$13];0)" office:value-type="percentage" office:value="0.0778800783071405">
            <text:p>7.79%</text:p>
          </table:table-cell>
          <table:table-cell table:formula="of:=EXPONDIST([.E2];[.$B$13];1)" office:value-type="percentage" office:value="0.221199216928595">
            <text:p>22.12%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formula="of:=[.$B$12]*[.D3]" office:value-type="float" office:value="5">
            <text:p>5.0</text:p>
          </table:table-cell>
          <table:table-cell table:formula="of:=EXPONDIST([.E3];[.$B$13];0)" office:value-type="percentage" office:value="0.0606530659712634">
            <text:p>6.07%</text:p>
          </table:table-cell>
          <table:table-cell table:formula="of:=EXPONDIST([.E3];[.$B$13];1)" office:value-type="percentage" office:value="0.393469340287367">
            <text:p>39.35%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formula="of:=[.$B$12]*[.D4]" office:value-type="float" office:value="7.5">
            <text:p>7.5</text:p>
          </table:table-cell>
          <table:table-cell table:formula="of:=EXPONDIST([.E4];[.$B$13];0)" office:value-type="percentage" office:value="0.0472366552741015">
            <text:p>4.72%</text:p>
          </table:table-cell>
          <table:table-cell table:formula="of:=EXPONDIST([.E4];[.$B$13];1)" office:value-type="percentage" office:value="0.527633447258985">
            <text:p>52.76%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formula="of:=[.$B$12]*[.D5]" office:value-type="float" office:value="10">
            <text:p>10.0</text:p>
          </table:table-cell>
          <table:table-cell table:formula="of:=EXPONDIST([.E5];[.$B$13];0)" office:value-type="percentage" office:value="0.0367879441171442">
            <text:p>3.68%</text:p>
          </table:table-cell>
          <table:table-cell table:formula="of:=EXPONDIST([.E5];[.$B$13];1)" office:value-type="percentage" office:value="0.632120558828558">
            <text:p>63.21%</text:p>
          </table:table-cell>
        </table:table-row>
        <table:table-row table:style-name="ro1">
          <table:table-cell table:style-name="ce1" office:value-type="string">
            <text:p>For plotting:</text:p>
          </table:table-cell>
          <table:table-cell table:style-name="ce4"/>
          <table:table-cell/>
          <table:table-cell office:value-type="float" office:value="5">
            <text:p>5</text:p>
          </table:table-cell>
          <table:table-cell table:formula="of:=[.$B$12]*[.D6]" office:value-type="float" office:value="12.5">
            <text:p>12.5</text:p>
          </table:table-cell>
          <table:table-cell table:formula="of:=EXPONDIST([.E6];[.$B$13];0)" office:value-type="percentage" office:value="0.028650479686019">
            <text:p>2.87%</text:p>
          </table:table-cell>
          <table:table-cell table:formula="of:=EXPONDIST([.E6];[.$B$13];1)" office:value-type="percentage" office:value="0.71349520313981">
            <text:p>71.35%</text:p>
          </table:table-cell>
        </table:table-row>
        <table:table-row table:style-name="ro1">
          <table:table-cell office:value-type="string">
            <text:p>Max</text:p>
          </table:table-cell>
          <table:table-cell table:style-name="ce3" office:value-type="float" office:value="50">
            <text:p>50</text:p>
          </table:table-cell>
          <table:table-cell/>
          <table:table-cell office:value-type="float" office:value="6">
            <text:p>6</text:p>
          </table:table-cell>
          <table:table-cell table:formula="of:=[.$B$12]*[.D7]" office:value-type="float" office:value="15">
            <text:p>15.0</text:p>
          </table:table-cell>
          <table:table-cell table:formula="of:=EXPONDIST([.E7];[.$B$13];0)" office:value-type="percentage" office:value="0.022313016014843">
            <text:p>2.23%</text:p>
          </table:table-cell>
          <table:table-cell table:formula="of:=EXPONDIST([.E7];[.$B$13];1)" office:value-type="percentage" office:value="0.77686983985157">
            <text:p>77.69%</text:p>
          </table:table-cell>
        </table:table-row>
        <table:table-row table:style-name="ro1">
          <table:table-cell office:value-type="string">
            <text:p>Num bars:</text:p>
          </table:table-cell>
          <table:table-cell table:style-name="ce3" office:value-type="float" office:value="20">
            <text:p>20</text:p>
          </table:table-cell>
          <table:table-cell/>
          <table:table-cell office:value-type="float" office:value="7">
            <text:p>7</text:p>
          </table:table-cell>
          <table:table-cell table:formula="of:=[.$B$12]*[.D8]" office:value-type="float" office:value="17.5">
            <text:p>17.5</text:p>
          </table:table-cell>
          <table:table-cell table:formula="of:=EXPONDIST([.E8];[.$B$13];0)" office:value-type="percentage" office:value="0.0173773943450445">
            <text:p>1.74%</text:p>
          </table:table-cell>
          <table:table-cell table:formula="of:=EXPONDIST([.E8];[.$B$13];1)" office:value-type="percentage" office:value="0.826226056549555">
            <text:p>82.62%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[.$B$12]*[.D9]" office:value-type="float" office:value="20">
            <text:p>20.0</text:p>
          </table:table-cell>
          <table:table-cell table:formula="of:=EXPONDIST([.E9];[.$B$13];0)" office:value-type="percentage" office:value="0.0135335283236613">
            <text:p>1.35%</text:p>
          </table:table-cell>
          <table:table-cell table:formula="of:=EXPONDIST([.E9];[.$B$13];1)" office:value-type="percentage" office:value="0.864664716763387">
            <text:p>86.47%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formula="of:=[.$B$12]*[.D10]" office:value-type="float" office:value="22.5">
            <text:p>22.5</text:p>
          </table:table-cell>
          <table:table-cell table:formula="of:=EXPONDIST([.E10];[.$B$13];0)" office:value-type="percentage" office:value="0.0105399224561864">
            <text:p>1.05%</text:p>
          </table:table-cell>
          <table:table-cell table:formula="of:=EXPONDIST([.E10];[.$B$13];1)" office:value-type="percentage" office:value="0.894600775438136">
            <text:p>89.46%</text:p>
          </table:table-cell>
        </table:table-row>
        <table:table-row table:style-name="ro1">
          <table:table-cell table:style-name="ce1" office:value-type="string">
            <text:p>Derived (don't edit):</text:p>
          </table:table-cell>
          <table:table-cell table:style-name="ce4"/>
          <table:table-cell/>
          <table:table-cell office:value-type="float" office:value="10">
            <text:p>10</text:p>
          </table:table-cell>
          <table:table-cell table:formula="of:=[.$B$12]*[.D11]" office:value-type="float" office:value="25">
            <text:p>25.0</text:p>
          </table:table-cell>
          <table:table-cell table:formula="of:=EXPONDIST([.E11];[.$B$13];0)" office:value-type="percentage" office:value="0.00820849986238988">
            <text:p>0.82%</text:p>
          </table:table-cell>
          <table:table-cell table:formula="of:=EXPONDIST([.E11];[.$B$13];1)" office:value-type="percentage" office:value="0.917915001376101">
            <text:p>91.79%</text:p>
          </table:table-cell>
        </table:table-row>
        <table:table-row table:style-name="ro1">
          <table:table-cell office:value-type="string">
            <text:p>Bar width:</text:p>
          </table:table-cell>
          <table:table-cell table:formula="of:=[.B7]/[.B8]" office:value-type="float" office:value="2.5">
            <text:p>2.5</text:p>
          </table:table-cell>
          <table:table-cell/>
          <table:table-cell office:value-type="float" office:value="11">
            <text:p>11</text:p>
          </table:table-cell>
          <table:table-cell table:formula="of:=[.$B$12]*[.D12]" office:value-type="float" office:value="27.5">
            <text:p>27.5</text:p>
          </table:table-cell>
          <table:table-cell table:formula="of:=EXPONDIST([.E12];[.$B$13];0)" office:value-type="percentage" office:value="0.00639278612067076">
            <text:p>0.64%</text:p>
          </table:table-cell>
          <table:table-cell table:formula="of:=EXPONDIST([.E12];[.$B$13];1)" office:value-type="percentage" office:value="0.936072138793292">
            <text:p>93.61%</text:p>
          </table:table-cell>
        </table:table-row>
        <table:table-row table:style-name="ro1">
          <table:table-cell table:style-name="ce9" office:value-type="string">
            <text:p>λ</text:p>
          </table:table-cell>
          <table:table-cell table:formula="of:=1/[.B2]" office:value-type="float" office:value="0.1">
            <text:p>0.1</text:p>
          </table:table-cell>
          <table:table-cell/>
          <table:table-cell office:value-type="float" office:value="12">
            <text:p>12</text:p>
          </table:table-cell>
          <table:table-cell table:formula="of:=[.$B$12]*[.D13]" office:value-type="float" office:value="30">
            <text:p>30.0</text:p>
          </table:table-cell>
          <table:table-cell table:formula="of:=EXPONDIST([.E13];[.$B$13];0)" office:value-type="percentage" office:value="0.0049787068367864">
            <text:p>0.50%</text:p>
          </table:table-cell>
          <table:table-cell table:formula="of:=EXPONDIST([.E13];[.$B$13];1)" office:value-type="percentage" office:value="0.950212931632136">
            <text:p>95.02%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formula="of:=[.$B$12]*[.D14]" office:value-type="float" office:value="32.5">
            <text:p>32.5</text:p>
          </table:table-cell>
          <table:table-cell table:formula="of:=EXPONDIST([.E14];[.$B$13];0)" office:value-type="percentage" office:value="0.0038774207831722">
            <text:p>0.39%</text:p>
          </table:table-cell>
          <table:table-cell table:formula="of:=EXPONDIST([.E14];[.$B$13];1)" office:value-type="percentage" office:value="0.961225792168278">
            <text:p>96.12%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formula="of:=[.$B$12]*[.D15]" office:value-type="float" office:value="35">
            <text:p>35.0</text:p>
          </table:table-cell>
          <table:table-cell table:formula="of:=EXPONDIST([.E15];[.$B$13];0)" office:value-type="percentage" office:value="0.00301973834223185">
            <text:p>0.30%</text:p>
          </table:table-cell>
          <table:table-cell table:formula="of:=EXPONDIST([.E15];[.$B$13];1)" office:value-type="percentage" office:value="0.969802616577682">
            <text:p>96.98%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$B$12]*[.D16]" office:value-type="float" office:value="37.5">
            <text:p>37.5</text:p>
          </table:table-cell>
          <table:table-cell table:formula="of:=EXPONDIST([.E16];[.$B$13];0)" office:value-type="percentage" office:value="0.00235177458560091">
            <text:p>0.24%</text:p>
          </table:table-cell>
          <table:table-cell table:formula="of:=EXPONDIST([.E16];[.$B$13];1)" office:value-type="percentage" office:value="0.976482254143991">
            <text:p>97.65%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formula="of:=[.$B$12]*[.D17]" office:value-type="float" office:value="40">
            <text:p>40.0</text:p>
          </table:table-cell>
          <table:table-cell table:formula="of:=EXPONDIST([.E17];[.$B$13];0)" office:value-type="percentage" office:value="0.00183156388887342">
            <text:p>0.18%</text:p>
          </table:table-cell>
          <table:table-cell table:formula="of:=EXPONDIST([.E17];[.$B$13];1)" office:value-type="percentage" office:value="0.981684361111266">
            <text:p>98.17%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formula="of:=[.$B$12]*[.D18]" office:value-type="float" office:value="42.5">
            <text:p>42.5</text:p>
          </table:table-cell>
          <table:table-cell table:formula="of:=EXPONDIST([.E18];[.$B$13];0)" office:value-type="percentage" office:value="0.00142642339089993">
            <text:p>0.14%</text:p>
          </table:table-cell>
          <table:table-cell table:formula="of:=EXPONDIST([.E18];[.$B$13];1)" office:value-type="percentage" office:value="0.985735766091001">
            <text:p>98.57%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formula="of:=[.$B$12]*[.D19]" office:value-type="float" office:value="45">
            <text:p>45.0</text:p>
          </table:table-cell>
          <table:table-cell table:formula="of:=EXPONDIST([.E19];[.$B$13];0)" office:value-type="percentage" office:value="0.00111089965382423">
            <text:p>0.11%</text:p>
          </table:table-cell>
          <table:table-cell table:formula="of:=EXPONDIST([.E19];[.$B$13];1)" office:value-type="percentage" office:value="0.988891003461758">
            <text:p>98.89%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formula="of:=[.$B$12]*[.D20]" office:value-type="float" office:value="47.5">
            <text:p>47.5</text:p>
          </table:table-cell>
          <table:table-cell table:formula="of:=EXPONDIST([.E20];[.$B$13];0)" office:value-type="percentage" office:value="0.000865169520312063">
            <text:p>0.09%</text:p>
          </table:table-cell>
          <table:table-cell table:formula="of:=EXPONDIST([.E20];[.$B$13];1)" office:value-type="percentage" office:value="0.991348304796879">
            <text:p>99.13%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$B$12]*[.D21]" office:value-type="float" office:value="50">
            <text:p>50.0</text:p>
          </table:table-cell>
          <table:table-cell table:formula="of:=EXPONDIST([.E21];[.$B$13];0)" office:value-type="percentage" office:value="0.000673794699908547">
            <text:p>0.07%</text:p>
          </table:table-cell>
          <table:table-cell table:formula="of:=EXPONDIST([.E21];[.$B$13];1)" office:value-type="percentage" office:value="0.993262053000914">
            <text:p>99.33%</text:p>
          </table:table-cell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 PL KaitiM Big5" svg:font-family="'AR PL KaitiM Big5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TW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" number:min-integer-digits="1"/>
    </number:number-style>
    <style:style style:name="Default" style:family="table-cell">
      <style:text-properties style:font-name-asian="AR PL KaitiM Big5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6">09/26/2011</text:date>, <text:time>20:4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Ho</meta:initial-creator>
    <meta:creation-date>2011-09-26T17:50:33</meta:creation-date>
    <dc:date>2011-09-26T20:47:50</dc:date>
    <dc:creator>Sean Ho</dc:creator>
    <meta:editing-duration>PT2H5M2S</meta:editing-duration>
    <meta:editing-cycles>5</meta:editing-cycles>
    <meta:generator>LibreOffice/3.4$Unix LibreOffice_project/340m1$Build-302</meta:generator>
    <meta:document-statistic meta:table-count="3" meta:cell-count="2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Ultrafine_20_Dashed" svg:stroke-color="#b3b3b3" svg:stroke-opacity="50%"/>
    </style:style>
    <style:style style:name="ch9" style:family="chart" style:data-style-name="N11">
      <style:graphic-properties svg:stroke-color="#0066cc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46cm" svg:y="0.316cm" chart:style-name="ch2">
          <text:p>Normal Distribution</text:p>
        </chart:title>
        <chart:plot-area chart:style-name="ch3" table:cell-range-address="Normal.E1:Normal.F12" chart:data-source-has-labels="both" svg:x="1.331cm" svg:y="1.635cm" svg:width="14.029cm" svg:height="6.204cm">
          <chartooo:coordinate-region svg:x="2.217cm" svg:y="1.834cm" svg:width="13.143cm" svg:height="5.358cm"/>
          <chart:axis chart:dimension="x" chart:name="primary-x" chart:style-name="ch4" chartooo:axis-type="auto">
            <chartooo:date-scale/>
            <chart:title svg:x="8.182cm" svg:y="8.019cm" chart:style-name="ch5">
              <text:p>X</text:p>
            </chart:title>
            <chart:categories table:cell-range-address="Normal.E2:Normal.E12"/>
          </chart:axis>
          <chart:axis chart:dimension="y" chart:name="primary-y" chart:style-name="ch6">
            <chart:title svg:x="0.451cm" svg:y="5.125cm" chart:style-name="ch7">
              <text:p>Freq</text:p>
            </chart:title>
            <chart:grid chart:style-name="ch8" chart:class="major"/>
          </chart:axis>
          <chart:series chart:style-name="ch9" chart:values-cell-range-address="Normal.F2:Normal.F12" chart:label-cell-address="Normal.F1:Normal.F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Normal.F1:Normal.F1</svg:desc>
                </draw:g>
              </table:table-cell>
            </table:table-row>
          </table:table-header-rows>
          <table:table-rows>
            <table:table-row>
              <table:table-cell office:value-type="float" office:value="65">
                <text:p>70</text:p>
                <draw:g>
                  <svg:desc>Normal.E2:Normal.E12</svg:desc>
                </draw:g>
              </table:table-cell>
              <table:table-cell office:value-type="float" office:value="0.0215963866052752">
                <text:p>0.0215963866052752</text:p>
                <draw:g>
                  <svg:desc>Normal.F2:Normal.F12</svg:desc>
                </draw:g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443683338717822">
                <text:p>0.044368333871782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776744219932852">
                <text:p>0.077674421993285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115876621104593">
                <text:p>0.11587662110459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147308056121329">
                <text:p>0.14730805612132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59576912160573">
                <text:p>0.15957691216057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147308056121329">
                <text:p>0.14730805612132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115876621104593">
                <text:p>0.11587662110459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776744219932852">
                <text:p>0.077674421993285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443683338717822">
                <text:p>0.044368333871782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215963866052752">
                <text:p>0.0215963866052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66cm" svg:y="0.316cm" chart:style-name="ch2">
          <text:p>Uniform Distribution</text:p>
        </chart:title>
        <chart:plot-area chart:style-name="ch3" table:cell-range-address="Uniform.E1:Uniform.F16" chart:data-source-has-labels="both" svg:x="0.77cm" svg:y="1.635cm" svg:width="14.59cm" svg:height="6.765cm">
          <chartooo:coordinate-region svg:x="1.709cm" svg:y="1.834cm" svg:width="13.651cm" svg:height="5.919cm"/>
          <chart:axis chart:dimension="x" chart:name="primary-x" chart:style-name="ch4" chartooo:axis-type="auto">
            <chartooo:date-scale/>
            <chart:categories table:cell-range-address="Uniform.E2:Uniform.E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niform.F2:Uniform.F16" chart:label-cell-address="Uniform.F1:Uniform.F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</text:p>
                <draw:g>
                  <svg:desc>Uniform.F1:Uniform.F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Uniform.E2:Uniform.E16</svg:desc>
                </draw:g>
              </table:table-cell>
              <table:table-cell office:value-type="float" office:value="0">
                <text:p>0</text:p>
                <draw:g>
                  <svg:desc>Uniform.F2:Uniform.F16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83cm" svg:y="0.316cm" chart:style-name="ch2">
          <text:p>Exponential Distribution</text:p>
        </chart:title>
        <chart:plot-area chart:style-name="ch3" table:cell-range-address="Exponential.E1:Exponential.F21" chart:data-source-has-labels="both" svg:x="0.77cm" svg:y="1.635cm" svg:width="14.59cm" svg:height="6.204cm">
          <chartooo:coordinate-region svg:x="1.524cm" svg:y="1.834cm" svg:width="13.518cm" svg:height="5.358cm"/>
          <chart:axis chart:dimension="x" chart:name="primary-x" chart:style-name="ch4" chartooo:axis-type="auto">
            <chartooo:date-scale/>
            <chart:title svg:x="6.063cm" svg:y="8.019cm" chart:style-name="ch5">
              <text:p>Time between occurrences</text:p>
            </chart:title>
            <chart:categories table:cell-range-address="Exponential.E2:Exponential.E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xponential.F2:Exponential.F21" chart:label-cell-address="Exponential.F1:Exponential.F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draw:g>
                  <svg:desc>Exponential.F1:Exponential.F1</svg:desc>
                </draw:g>
              </table:table-cell>
            </table:table-row>
          </table:table-header-rows>
          <table:table-rows>
            <table:table-row>
              <table:table-cell office:value-type="float" office:value="2.5">
                <text:p/>
                <draw:g>
                  <svg:desc>Exponential.E2:Exponential.E21</svg:desc>
                </draw:g>
              </table:table-cell>
              <table:table-cell office:value-type="float" office:value="0.0778800783071405">
                <text:p>0.0778800783071405</text:p>
                <draw:g>
                  <svg:desc>Exponential.F2:Exponential.F2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606530659712634">
                <text:p>0.0606530659712634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0.0472366552741015">
                <text:p>0.04723665527410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67879441171442">
                <text:p>0.0367879441171442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0.028650479686019">
                <text:p>0.02865047968601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22313016014843">
                <text:p>0.022313016014843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0.0173773943450445">
                <text:p>0.01737739434504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35335283236613">
                <text:p>0.0135335283236613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0.0105399224561864">
                <text:p>0.010539922456186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820849986238988">
                <text:p>0.00820849986238988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0.00639278612067076">
                <text:p>0.006392786120670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9787068367864">
                <text:p>0.0049787068367864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0.0038774207831722">
                <text:p>0.003877420783172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301973834223185">
                <text:p>0.00301973834223185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0.00235177458560091">
                <text:p>0.002351774585600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183156388887342">
                <text:p>0.00183156388887342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0.00142642339089993">
                <text:p>0.0014264233908999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0111089965382423">
                <text:p>0.00111089965382423</text:p>
              </table:table-cell>
            </table:table-row>
            <table:table-row>
              <table:table-cell office:value-type="float" office:value="47.5">
                <text:p>50</text:p>
              </table:table-cell>
              <table:table-cell office:value-type="float" office:value="0.000865169520312063">
                <text:p>0.00086516952031206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673794699908547">
                <text:p>0.0006737946999085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